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1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Cambria1" svg:font-family="Cambria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ngsana New" svg:font-family="'Angsana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Open Sans" officeooo:paragraph-rsid="002a8d2f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3643ac" officeooo:paragraph-rsid="003643ac"/>
    </style:style>
    <style:style style:name="P5" style:family="paragraph" style:parent-style-name="Standard">
      <style:text-properties style:font-name="Open Sans" officeooo:rsid="0036ce19" officeooo:paragraph-rsid="0036ce19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Droid Sans Mono" officeooo:rsid="003643ac" officeooo:paragraph-rsid="003643ac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Droid Sans Mono" officeooo:rsid="0036ce19" officeooo:paragraph-rsid="0036ce19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36ce19" officeooo:paragraph-rsid="0036ce19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358a91" officeooo:paragraph-rsid="00358a91"/>
    </style:style>
    <style:style style:name="P10" style:family="paragraph" style:parent-style-name="Text_20_body" style:list-style-name="L1">
      <style:paragraph-properties fo:text-align="start" style:justify-single-word="false"/>
      <style:text-properties style:font-name="Open Sans" officeooo:rsid="00358a91" officeooo:paragraph-rsid="00358a91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36ce19" officeooo:paragraph-rsid="0036ce19"/>
    </style:style>
    <style:style style:name="P12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P13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4" style:family="paragraph" style:parent-style-name="Heading_20_1" style:master-page-name="">
      <style:paragraph-properties fo:text-align="start" style:justify-single-word="false" style:page-number="auto"/>
      <style:text-properties style:font-name="Open Sans" officeooo:paragraph-rsid="0019cd0a"/>
    </style:style>
    <style:style style:name="P15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36ce19" officeooo:paragraph-rsid="0036ce19" style:font-weight-asian="bold" style:font-weight-complex="bold"/>
    </style:style>
    <style:style style:name="T1" style:family="text">
      <style:text-properties style:font-name="Open Sans"/>
    </style:style>
    <style:style style:name="T2" style:family="text">
      <style:text-properties style:font-name="Open Sans" fo:font-weight="bold" style:font-weight-asian="bold" style:font-weight-complex="bold"/>
    </style:style>
    <style:style style:name="T3" style:family="text">
      <style:text-properties style:font-name="Open Sans" officeooo:rsid="0036ce19"/>
    </style:style>
    <style:style style:name="T4" style:family="text">
      <style:text-properties officeooo:rsid="002a8d2f"/>
    </style:style>
    <style:style style:name="T5" style:family="text">
      <style:text-properties officeooo:rsid="0036ce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3 Value Sort</text:p>
      <text:p text:style-name="P1">Time limit: 1 sec</text:p>
      <text:p text:style-name="P5"><text:tab/>Given an array of <text:s/>N elements such that each element is either 1, 2 or 3. Your task is to sort this array. The sort can be done by an operation called swap. Each swap switches elements in two positions. For example, swap(1,10) <text:s/>exchanges the element at the position 1 with the element at the position 10. Your task is to sort this array using smallest number of swap.</text:p>
      <text:h text:style-name="P13" text:outline-level="1">Input</text:h>
      <text:list xml:id="list2371630713881630731" text:style-name="L1">
        <text:list-item>
          <text:p text:style-name="P9"><text:span text:style-name="T1">The first line of input gives the number of </text:span><text:span text:style-name="T3">element</text:span><text:span text:style-name="T1"> </text:span><text:span text:style-name="T2">N</text:span><text:span text:style-name="T1">. </text:span><text:span text:style-name="T3">(1 &lt;= N &lt;= 100,000)</text:span></text:p>
        </text:list-item>
        <text:list-item>
          <text:p text:style-name="P11"><text:span text:style-name="T3">T</text:span><text:span text:style-name="T1">he next line contains N integers that represents the array. The value of each number is either 1, 2 or 3.</text:span></text:p>
        </text:list-item>
      </text:list>
      <text:h text:style-name="P14" text:outline-level="1">Output</text:h>
      <text:p text:style-name="P2"><text:tab/><text:span text:style-name="T4">The output must contain exactly one line containing the minimum number of call to swap that sort the array.</text:span></text:p>
      <text:h text:style-name="P13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1">
          <table:table-cell table:style-name="Table1.A1" office:value-type="string">
            <text:p text:style-name="P7">7</text:p>
            <text:p text:style-name="P7">2 2 1 3 2 1 3</text:p>
          </table:table-cell>
          <table:table-cell table:style-name="Table1.A1" office:value-type="string">
            <text:p text:style-name="P8">3</text:p>
          </table:table-cell>
        </table:table-row>
        <table:table-row table:style-name="Table1.1">
          <table:table-cell table:style-name="Table1.A3" office:value-type="string">
            <text:p text:style-name="P8">11</text:p>
            <text:p text:style-name="P8">1 1 1 2 2 2 3 3 3 3 3</text:p>
          </table:table-cell>
          <table:table-cell table:style-name="Table1.A3" office:value-type="string">
            <text:p text:style-name="P8">0</text:p>
          </table:table-cell>
        </table:table-row>
      </table:table>
      <text:h text:style-name="P1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1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Cambria1" svg:font-family="Cambria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ngsana New" svg:font-family="'Angsana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1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Document_20_Map" style:display-name="Document Map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 fo:orphans="2" fo:widows="2"/>
      <style:text-properties style:font-name="Tahoma1" fo:font-family="Tahoma" style:font-family-generic="roman" style:font-pitch="variable" fo:font-size="8pt" style:font-name-asian="Angsana New" style:font-family-asian="'Angsana New'" style:font-family-generic-asian="system" style:font-pitch-asian="variable" style:font-size-asian="8pt"/>
    </style:style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1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ocument_20_Map_20_Char" style:display-name="Document Map Char" style:family="text">
      <style:text-properties style:font-name="Tahoma1" fo:font-family="Tahoma" style:font-family-generic="roman" style:font-pitch="variable" fo:font-size="8pt" style:font-name-asian="Angsana New" style:font-family-asian="'Angsana New'" style:font-family-generic-asian="system" style:font-pitch-asian="variable" style:font-size-asian="8pt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.0$Linux_X86_64 LibreOffice_project/430m0$Build-2</meta:generator>
    <meta:editing-duration>PT1H24M39S</meta:editing-duration>
    <meta:editing-cycles>27</meta:editing-cycles>
    <dc:date>2014-10-27T12:58:58.212268178</dc:date>
    <meta:document-statistic meta:table-count="1" meta:image-count="0" meta:object-count="0" meta:page-count="1" meta:paragraph-count="17" meta:word-count="161" meta:character-count="756" meta:non-whitespace-character-count="609"/>
  </office:meta>
</office:document-meta>
</file>